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6fc7"/>
    </style:style>
    <style:style style:name="T1" style:family="text">
      <style:text-properties officeooo:rsid="00129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reformatted_20_Text">- La liste des fonctionnalités ;</text:p>
      <text:p text:style-name="Standard"/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1">- les cas d’utilisation de l’application et les diagrammes de cas d’utilisation si cela est nécessaire, des descriptions textuelles, des DSS et/ou scénarios pourront les compléter,</text:p>
      <text:p text:style-name="Standard"/>
      <text:p text:style-name="Standard"/>
      <text:p text:style-name="Standard"/>
      <text:p text:style-name="Preformatted_20_Text">- un diagramme d’activités de l’application et un diagramme d’état de l’objet central de l’application (la tâche) ;</text:p>
      <text:p text:style-name="Standard"/>
      <text:p text:style-name="Preformatted_20_Text">- conception : un diagramme de classe en y précisant les patrons de conception et d’architecture que vous prévoyez d’utiliser ;</text:p>
      <text:p text:style-name="Standard"/>
      <text:p text:style-name="Preformatted_20_Text">- une maquette de l’application ;</text:p>
      <text:p text:style-name="Standard"/>
      <text:p text:style-name="Preformatted_20_Text">- le planning des 6 itérations prévues et les objectifs de chacune (en terme de cas d’utilisations) avec identification des risqu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2T16:41:38.474209761</dc:date>
    <meta:editing-duration>PT5M40S</meta:editing-duration>
    <meta:editing-cycles>3</meta:editing-cycles>
    <meta:generator>LibreOffice/25.8.3.2$Linux_X86_64 LibreOffice_project/8ca8d55c161d602844f5428fa4b58097424e324e</meta:generator>
    <meta:document-statistic meta:table-count="0" meta:image-count="0" meta:object-count="0" meta:page-count="1" meta:paragraph-count="11" meta:word-count="141" meta:character-count="868" meta:non-whitespace-character-count="738"/>
  </office:meta>
</office:document-meta>
</file>